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1598in" svg:x="1.8173in" svg:y="4.978in">
            <draw:object draw:notify-on-update-of-ranges="Sheet1.A1:Sheet1.A1 Sheet1.A2:Sheet1.A55 Sheet1.B1:Sheet1.B1 Sheet1.B2:Sheet1.B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Patch</text:p>
            <text:p>set</text:p>
            <text:p>Size</text:p>
            <text:p>(bytes)</text:p>
          </table:table-cell>
          <table:table-cell office:value-type="string" calcext:value-type="string">
            <text:p>Get updates from <text:a xlink:href="http://cdn.kernel.org/pub/linux/kernel/projects/rt/5.10/" xlink:type="simple">http://cdn.kernel.org/pub/linux/kernel/projects/rt/5.10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4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0:31:48.84850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Opdenacker</meta:initial-creator>
    <meta:creation-date>2020-05-13T19:50:25.070415793</meta:creation-date>
    <meta:editing-cycles>9</meta:editing-cycles>
    <meta:editing-duration>PT30M18S</meta:editing-duration>
    <dc:date>2021-05-20T10:36:39.013990899</dc:date>
    <dc:creator>Michael Opdenacker</dc:creator>
    <meta:generator>LibreOffice/6.4.7.2$Linux_X86_64 LibreOffice_project/40$Build-2</meta:generator>
    <meta:document-statistic meta:table-count="1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bar" chart:style-name="ch1">
        <chart:legend chart:legend-position="end" svg:x="14.187cm" svg:y="1.848cm" style:legend-expansion="high" chart:style-name="ch2"/>
        <chart:plot-area chart:style-name="ch3" table:cell-range-address="Sheet1.A1:Sheet1.B55" chart:data-source-has-labels="both" svg:x="0.32cm" svg:y="0.109cm" svg:width="13.547cm" svg:height="5.269cm">
          <chartooo:coordinate-region svg:x="1.867cm" svg:y="0.261cm" svg:width="12cm" svg:height="4.072cm"/>
          <chart:axis chart:dimension="x" chart:name="primary-x" chart:style-name="ch4" chartooo:axis-type="auto">
            <chartooo:date-scale/>
            <chart:categories table:cell-range-address="Sheet1.A2:Sheet1.A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5" chart:label-cell-address="Sheet1.B1:Sheet1.B1" chart:class="chart:bar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
set
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55</svg:desc>
                </draw:g>
              </table:table-cell>
              <table:table-cell office:value-type="float" office:value="995076">
                <text:p>995076</text:p>
                <draw:g>
                  <svg:desc>Sheet1.B2:Sheet1.B55</svg:desc>
                </draw:g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4.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